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6801" officeooo:paragraph-rsid="00036801"/>
    </style:style>
    <style:style style:name="T1" style:family="text">
      <style:text-properties officeooo:rsid="000368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*<text:span text:style-name="T1">arriba va lo que hicimos antes para la ventana principal</text:span>*</text:p>
      <text:p text:style-name="Standard"/>
      <text:p text:style-name="Standard"><text:s text:c="2"/>boton_registrar = Button(frame_botones, text="Registrar nuevo usuario", command=ventana_registrar_nuevo_usuario)</text:p>
      <text:p text:style-name="Standard"><text:s text:c="4"/>boton_registrar.grid(row=0, column=1, padx=10)</text:p>
      <text:p text:style-name="Standard"/>
      <text:p text:style-name="Standard"/>
      <text:p text:style-name="Standard">*<text:span text:style-name="T1">siguen las funciones de obtener_claves y validar_datos</text:span>*</text:p>
      <text:p text:style-name="Standard"/>
      <text:p text:style-name="Standard"/>
      <text:p text:style-name="Standard"/>
      <text:p text:style-name="P1">------Esto es lo nuevo------</text:p>
      <text:p text:style-name="P1"/>
      <text:p text:style-name="Standard">def ventana_registrar_nuevo_usuario():</text:p>
      <text:p text:style-name="Standard"><text:s text:c="4"/>nueva_ventana = Toplevel()</text:p>
      <text:p text:style-name="Standard"><text:s text:c="4"/>nueva_ventana.title("Registrar nuevo usuario")</text:p>
      <text:p text:style-name="Standard"><text:s text:c="4"/>nueva_ventana.resizable(False,False)</text:p>
      <text:p text:style-name="Standard"><text:s text:c="4"/>nueva_ventana.geometry("300x130")</text:p>
      <text:p text:style-name="Standard"><text:s text:c="4"/>nueva_ventana.configure(bg="lightblue")</text:p>
      <text:p text:style-name="Standard"/>
      <text:p text:style-name="Standard"><text:s text:c="4"/>etiqueta_nuevo_usuario = Label(nueva_ventana, text="Nuevo usuario: ", fg="white", bg="black")</text:p>
      <text:p text:style-name="Standard"><text:s text:c="4"/>etiqueta_nuevo_usuario.grid(row=0, column=0, sticky="E")</text:p>
      <text:p text:style-name="Standard"><text:s text:c="4"/>etiqueta_nueva_contraseña = Label(nueva_ventana, text="Clave: ", fg="white", bg="black")</text:p>
      <text:p text:style-name="Standard"><text:s text:c="4"/>etiqueta_nueva_contraseña.grid(row=1, column=0, sticky="E")</text:p>
      <text:p text:style-name="Standard"><text:s text:c="4"/></text:p>
      <text:p text:style-name="Standard"><text:s text:c="4"/>cuadro_nuevo_usuario = Entry(nueva_ventana)</text:p>
      <text:p text:style-name="Standard"><text:s text:c="4"/>cuadro_nuevo_usuario.grid(row=0, column=1, padx=10,pady=10)</text:p>
      <text:p text:style-name="Standard"><text:s text:c="4"/>cuadro_nueva_contraseña = Entry(nueva_ventana, show="*")</text:p>
      <text:p text:style-name="Standard"><text:s text:c="4"/>cuadro_nueva_contraseña.grid(row=1, column=1, padx=10,pady=10)</text:p>
      <text:p text:style-name="Standard"><text:s text:c="4"/></text:p>
      <text:p text:style-name="Standard"><text:s text:c="4"/>boton_registrar_nuevo_usuario = Button(nueva_ventana, text="Nuevo usuario", command=lambda: registrar_usuario(cuadro_nuevo_usuario, cuadro_nueva_contraseña, nueva_ventana))</text:p>
      <text:p text:style-name="Standard"><text:s text:c="4"/>boton_registrar_nuevo_usuario.grid(row=2, column=1, padx=5)</text:p>
      <text:p text:style-name="Standard"/>
      <text:p text:style-name="Standard"/>
      <text:p text:style-name="Standard">def registrar_usuario(cuadro_nuevo_usuario, cuadro_nueva_contraseña, ventana):</text:p>
      <text:p text:style-name="Standard"><text:s text:c="4"/>dicc = obtener_usuarios_claves()</text:p>
      <text:p text:style-name="Standard"><text:s text:c="4"/>nuevo_usuario = cuadro_nuevo_usuario.get()</text:p>
      <text:p text:style-name="Standard"><text:s text:c="4"/>nueva_contraseña = cuadro_nueva_contraseña.get()</text:p>
      <text:p text:style-name="Standard"/>
      <text:p text:style-name="Standard"><text:s text:c="4"/>if nuevo_usuario in dicc:</text:p>
      <text:p text:style-name="Standard"><text:s text:c="8"/>messagebox.showerror("Error", "El usuario ya existe")</text:p>
      <text:p text:style-name="Standard"><text:s text:c="4"/>elif not nuevo_usuario or not nueva_contraseña:</text:p>
      <text:p text:style-name="Standard"><text:s text:c="8"/>messagebox.showerror("Error", "Debes completar ambos campos")</text:p>
      <text:p text:style-name="Standard"><text:s text:c="4"/>else:</text:p>
      <text:p text:style-name="Standard"><text:s text:c="8"/>dicc[nuevo_usuario] = nueva_contraseña</text:p>
      <text:p text:style-name="Standard"><text:s text:c="8"/>messagebox.showinfo("Exito","El usuario fue agregado con exito")</text:p>
      <text:p text:style-name="Standard"><text:s text:c="8"/>ventana.destroy()</text:p>
      <text:p text:style-name="Standard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15:53:23.767198596</meta:creation-date>
    <dc:date>2024-10-06T15:56:10.108718956</dc:date>
    <meta:editing-duration>PT2M46S</meta:editing-duration>
    <meta:editing-cycles>1</meta:editing-cycles>
    <meta:document-statistic meta:table-count="0" meta:image-count="0" meta:object-count="0" meta:page-count="1" meta:paragraph-count="36" meta:word-count="133" meta:character-count="1914" meta:non-whitespace-character-count="1676"/>
    <meta:generator>LibreOffice/7.3.7.2$Linux_X86_64 LibreOffice_project/30$Build-2</meta:generator>
  </office:meta>
</office:document-meta>
</file>